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36603b" officeooo:paragraph-rsid="00184221"/>
    </style:style>
    <style:style style:name="P2" style:family="paragraph" style:parent-style-name="Standard">
      <style:text-properties fo:font-style="italic" officeooo:rsid="002e2042" officeooo:paragraph-rsid="00184221" style:font-style-asian="italic" style:font-style-complex="italic"/>
    </style:style>
    <style:style style:name="P3" style:family="paragraph" style:parent-style-name="Standard">
      <style:text-properties fo:font-style="italic" officeooo:rsid="001a4856" officeooo:paragraph-rsid="001a4856" style:font-style-asian="italic" style:font-style-complex="italic"/>
    </style:style>
    <style:style style:name="P4" style:family="paragraph" style:parent-style-name="Standard">
      <style:text-properties fo:font-style="italic" officeooo:rsid="001bf08a" officeooo:paragraph-rsid="001bf08a" style:font-style-asian="italic" style:font-style-complex="italic"/>
    </style:style>
    <style:style style:name="P5" style:family="paragraph" style:parent-style-name="Standard">
      <style:text-properties fo:font-style="italic" officeooo:rsid="002c65e1" officeooo:paragraph-rsid="0018a6de" style:font-style-asian="italic" style:font-style-complex="italic"/>
    </style:style>
    <style:style style:name="P6" style:family="paragraph" style:parent-style-name="Standard">
      <style:text-properties fo:font-style="italic" officeooo:rsid="001d2754" officeooo:paragraph-rsid="001d2754" style:font-style-asian="italic" style:font-style-complex="italic"/>
    </style:style>
    <style:style style:name="P7" style:family="paragraph" style:parent-style-name="Standard">
      <style:text-properties officeooo:rsid="003151ad" officeooo:paragraph-rsid="00184221"/>
    </style:style>
    <style:style style:name="P8" style:family="paragraph" style:parent-style-name="Standard">
      <style:text-properties officeooo:rsid="00380919" officeooo:paragraph-rsid="00184221"/>
    </style:style>
    <style:style style:name="P9" style:family="paragraph" style:parent-style-name="Standard">
      <style:text-properties officeooo:rsid="0034419b" officeooo:paragraph-rsid="00184221"/>
    </style:style>
    <style:style style:name="P10" style:family="paragraph" style:parent-style-name="Standard">
      <style:text-properties officeooo:rsid="00356726" officeooo:paragraph-rsid="00184221"/>
    </style:style>
    <style:style style:name="P11" style:family="paragraph" style:parent-style-name="Standard">
      <style:text-properties officeooo:rsid="0035d1e1" officeooo:paragraph-rsid="00184221"/>
    </style:style>
    <style:style style:name="P12" style:family="paragraph" style:parent-style-name="Standard">
      <style:text-properties officeooo:rsid="002c65e1" officeooo:paragraph-rsid="0018a6de"/>
    </style:style>
    <style:style style:name="P13" style:family="paragraph" style:parent-style-name="Standard">
      <style:text-properties officeooo:rsid="002c65e1" officeooo:paragraph-rsid="001c8dc0"/>
    </style:style>
    <style:style style:name="P14" style:family="paragraph" style:parent-style-name="Standard">
      <style:paragraph-properties fo:text-align="center" style:justify-single-word="false"/>
      <style:text-properties fo:font-size="16pt" fo:font-style="italic" fo:font-weight="bold" officeooo:rsid="001a4856" officeooo:paragraph-rsid="001a4856" style:font-size-asian="16pt" style:font-style-asian="italic" style:font-weight-asian="bold" style:font-size-complex="16pt" style:font-style-complex="italic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6pt" fo:font-style="italic" fo:font-weight="bold" officeooo:rsid="002e2042" officeooo:paragraph-rsid="00184221" style:font-size-asian="16pt" style:font-style-asian="italic" style:font-weight-asian="bold" style:font-size-complex="16pt" style:font-style-complex="italic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6pt" fo:font-style="italic" fo:font-weight="bold" officeooo:rsid="001bf08a" officeooo:paragraph-rsid="001bf08a" style:font-size-asian="16pt" style:font-style-asian="italic" style:font-weight-asian="bold" style:font-size-complex="16pt" style:font-style-complex="italic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6pt" fo:font-style="italic" fo:font-weight="bold" officeooo:rsid="001d2754" officeooo:paragraph-rsid="001d2754" style:font-size-asian="16pt" style:font-style-asian="italic" style:font-weight-asian="bold" style:font-size-complex="16pt" style:font-style-complex="italic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6pt" fo:font-style="normal" fo:font-weight="bold" officeooo:rsid="001a4856" officeooo:paragraph-rsid="001a4856" style:font-size-asian="16pt" style:font-style-asian="normal" style:font-weight-asian="bold" style:font-size-complex="16pt" style:font-style-complex="normal" style:font-weight-complex="bold"/>
    </style:style>
    <style:style style:name="P19" style:family="paragraph" style:parent-style-name="Standard">
      <style:text-properties fo:font-style="normal" officeooo:rsid="001a4856" officeooo:paragraph-rsid="001a4856" style:font-style-asian="normal" style:font-style-complex="normal"/>
    </style:style>
    <style:style style:name="P20" style:family="paragraph" style:parent-style-name="Standard">
      <style:text-properties officeooo:rsid="001d2754" officeooo:paragraph-rsid="001d2754"/>
    </style:style>
    <style:style style:name="T1" style:family="text">
      <style:text-properties officeooo:rsid="003c9e3d"/>
    </style:style>
    <style:style style:name="T2" style:family="text">
      <style:text-properties officeooo:rsid="003279a0"/>
    </style:style>
    <style:style style:name="T3" style:family="text">
      <style:text-properties officeooo:rsid="0034419b"/>
    </style:style>
    <style:style style:name="T4" style:family="text">
      <style:text-properties officeooo:rsid="00356726"/>
    </style:style>
    <style:style style:name="T5" style:family="text">
      <style:text-properties officeooo:rsid="0036603b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1bf08a"/>
    </style:style>
    <style:style style:name="T8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Этап 3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>Экспертиза проекта.</text:p>
      <text:p text:style-name="P14"><text:span text:style-name="T6">Автоматизация рабочего места эксперта.</text:span></text:p>
      <text:p text:style-name="P14"><text:span text:style-name="T6">Взаимодействие экспертов с заказчиком.</text:span></text:p>
      <text:p text:style-name="P14"><text:span text:style-name="T6">Добавление заказчиком файлов документации.</text:span></text:p>
      <text:p text:style-name="P16"><text:span text:style-name="T6">Сервисные возможности программы: константы, доступ ко всем формам, конструктор меню.</text:span></text:p>
      <text:p text:style-name="P17">Перенос данных в учетную систему из 1С Предприятие 77 и старого личного кабинета заказчика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3">1. Описание процесса.</text:p>
      <text:p text:style-name="P19"><text:tab/><text:span text:style-name="T7">После того, как сотрудник отдела приема принял заявление в учетной системе организации создался документ «Контракт». Начальник отдела, который указан в контракте как ведущий, назначает ведущего эксперта и отмечает это в документе «Контракт». Также начальник отдела или ведущий эксперт определяют круг лиц, которым разрешается доступ к данному контракту. Эксперты, не попавшие в этот список данный контракт видеть не будут.</text:span></text:p>
      <text:p text:style-name="P19"><text:tab/><text:span text:style-name="T7">Эксперты, которым разрешен доступ, просматривают документацию, готовят локальные заключекния. Вся работа экспертов фиксируется в контракте. Все рабочие файлы прикрепляются к контракту. Заказчику данная информация не доступна.</text:span></text:p>
      <text:p text:style-name="P19"><text:tab/><text:span text:style-name="T7">Если у экспертов есть вопросы/замечания, главный эксперт формирует исходящее письмо и отправляет его на согласование по внутреннему документообороту. Получив результат согласования письмо отправляется заказчику.</text:span></text:p>
      <text:p text:style-name="P19"><text:tab/><text:span text:style-name="T7">Заказчик видит вновь поступившее письмо по определенному заявлению, просматривает его и готовит свое исходящее письмо. В письме он может приложить недостающие файлы документации в определенные разделы. Данные файлы будут добавлены ко всей документации. Письмо отправляется экспертам.</text:span></text:p>
      <text:p text:style-name="P19"><text:tab/><text:span text:style-name="T7">Письмо заказчика регистрируется как входящее письмо с автоматическим присвоением входящего номера. Письмо можно просмотреть в списке всех входящих писем или непосредственно в форме контракта на соответствующей закладке.</text:span></text:p>
      <text:p text:style-name="P19"/>
      <text:p text:style-name="P19"/>
      <text:p text:style-name="P4">2. Объекты информационной системы.</text:p>
      <text:p text:style-name="P19"/>
      <text:p text:style-name="P2"><text:span text:style-name="T1">2.5. </text:span>Документ «Контракт»</text:p>
      <text:p text:style-name="P7"><text:tab/>Документ создается автоматически при переводе заявления в статус «Ожидание подписания контракта». Контракт создается отдельно по каждой из услуг: Проектная документация, Достоверность, Модификация, Аудит. Существуют разные формы списков контрактов с фильтром по услугам. </text:p>
      <text:p text:style-name="P7">В форме списка доступен поиск по следующим полям:</text:p>
      <text:p text:style-name="P7"><text:tab/>- номер экспертного заключение;</text:p>
      <text:p text:style-name="P7"><text:tab/>- дата;</text:p>
      <text:p text:style-name="P7"><text:tab/>- номер контракта;</text:p>
      <text:p text:style-name="P7"><text:tab/>- дата контракта;</text:p>
      <text:p text:style-name="P7"><text:tab/>- заявитель;</text:p>
      <text:p text:style-name="P7"><text:tab/>- регистрационный номер;</text:p>
      <text:p text:style-name="P7"><text:tab/>- главный эксперт;</text:p>
      <text:p text:style-name="P7"><text:tab/>- комментарий;</text:p>
      <text:p text:style-name="P7"/>
      <text:p text:style-name="P7"><text:tab/>Форма редактирования документа состоит из следующих закладок: Общая, Объект строительства, Контракт, Заключение, Права доступа, Документация, Экспертиза, Входящие документы, Исходящие документы.</text:p>
      <text:p text:style-name="P7"/>
      <text:p text:style-name="P8">Ко всем закладкам относятся следующие поля:</text:p>
      <text:p text:style-name="P8"><text:tab/>- Автор документа. Сотрудник, который перевел заявление в статус «Подписание контракта»;</text:p>
      <text:p text:style-name="P8"><text:tab/>- Комментарий. Любая текстовая информация по контракту.</text:p>
      <text:p text:style-name="P7"/>
      <text:p text:style-name="P7">Закладка «Общая»:</text:p>
      <text:p text:style-name="P7"><text:tab/>- Заявление. Ссылка на заявление клиента. Можно открыть форму просмотра. Только <text:tab/>просмотр;</text:p>
      <text:p text:style-name="P7"><text:tab/>- Заявитель. Заявитель из заявления, <text:span text:style-name="T2">наименование и ннн/кпп.</text:span> Только просмотр;</text:p>
      <text:p text:style-name="P7"><text:soft-page-break/><text:tab/>- Технический заказчик. <text:span text:style-name="T2">Поле из заявления, наименование и ннн/кпп, только <text:tab/>просмотр</text:span>;</text:p>
      <text:p text:style-name="P7"><text:tab/>- <text:span text:style-name="T2">Застройщик</text:span>. <text:span text:style-name="T2">Поле из заявления, наименование и ннн/кпп, только просмотр</text:span>;</text:p>
      <text:p text:style-name="P7"><text:tab/>- <text:span text:style-name="T2">Услуга. Одно из значений <text:s/></text:span>Проектная документация <text:span text:style-name="T2">(ПД,РИИ,ПД и РИИ)</text:span>, <text:tab/><text:tab/><text:tab/>Достоверность, Модификация, Аудит. <text:span text:style-name="T2">Только просмотр;</text:span></text:p>
      <text:p text:style-name="P7"><text:tab/>- <text:span text:style-name="T2">Одновременно с ПД. Поле из заявления. Признак услуги достоверность вместе с <text:tab/><text:tab/><text:tab/>Проектной документацией.</text:span></text:p>
      <text:p text:style-name="P7"><text:tab/>- <text:span text:style-name="T3">Срок экспертизы. Дата;</text:span></text:p>
      <text:p text:style-name="P7"><text:tab/>- <text:span text:style-name="T3">Дата начала работ. Заполняется автоматически при переводе контракта в статус»начало работ»;</text:span></text:p>
      <text:p text:style-name="P7"/>
      <text:p text:style-name="P7"><text:span text:style-name="T3">Закладка «Объект строительства»</text:span><text:tab/><text:tab/></text:p>
      <text:p text:style-name="P7"><text:tab/>- <text:span text:style-name="T3">Наименование объекта строительства. Поле из заявления. Только просмотр;</text:span></text:p>
      <text:p text:style-name="P7"><text:tab/>- <text:span text:style-name="T3">Адрес объекта строительства. Поле из заявления. Только просмотр;</text:span></text:p>
      <text:p text:style-name="P7"><text:tab/>- <text:span text:style-name="T3">Вид объекта. Поле из заявления. Только просмотр;</text:span></text:p>
      <text:p text:style-name="P7"><text:tab/>- <text:span text:style-name="T3">Вид строительства. Поле из заявления. Только просмотр;</text:span></text:p>
      <text:p text:style-name="P7"><text:tab/>- <text:span text:style-name="T3">Кадастровый номер. Доступно для редактирования;</text:span></text:p>
      <text:p text:style-name="P9"><text:tab/>- Номер град. Плана. Доступно для редактирования;</text:p>
      <text:p text:style-name="P9"><text:tab/>- Документы на земельный участок. Доступно для редактирования;</text:p>
      <text:p text:style-name="P9"><text:tab/>- Технико-экономические показатели. Таблица из заявления. Только просмотр;</text:p>
      <text:p text:style-name="P9"/>
      <text:p text:style-name="P9">Закладка «Контракт»</text:p>
      <text:p text:style-name="P9"><text:tab/>- Источник финансирования. Поле из заявления. Только просмотр;</text:p>
      <text:p text:style-name="P9"><text:tab/>- Стоимость экспертных работ. Доступно для редактирования.</text:p>
      <text:p text:style-name="P9"><text:tab/>- Стоимость изготовления ПД и материалов инженерных изысканий в ценах 2001 г. (руб). Поле из заявления. Только просмотр;</text:p>
      <text:p text:style-name="P9"><text:tab/>- Сметная или предполагаемая предельная стоимость (тыс. руб.) поле из заявления. Только просмотр;</text:p>
      <text:p text:style-name="P9"><text:tab/>- Номер контракта. <text:span text:style-name="T4">Поле доступно для редактирования. Номер присваивается автоматически по следующей схеме: у каждой услуги нумератор отдельный. Нумерация каждый год новая. К номеру по порядку добавляется символы: /Д для достоверности, /М для модификации, /А для Аудита.</text:span></text:p>
      <text:p text:style-name="P9"><text:tab/>- <text:span text:style-name="T4">Дата контракта. Доступна для редактирования. Заполняется текущей датой при смене статуса.</text:span></text:p>
      <text:p text:style-name="P9"><text:tab/>- <text:span text:style-name="T4">Номер акта выполненных работ. Доступно для редактирования. Заполняется автоматически при выписке акта в 1с.</text:span></text:p>
      <text:p text:style-name="P9"><text:tab/>- <text:span text:style-name="T4">Дата акта выполненных работ. Доступно для редактирования. Заполняется автоматически при выписке акта в 1с.</text:span></text:p>
      <text:p text:style-name="P9"/>
      <text:p text:style-name="P10">Закладка «Заключение»</text:p>
      <text:p text:style-name="P10"><text:tab/>- Регистрационный номер. Поле доступно для редактирования. Заполняется по данных личного кабинета ЕГРЗ. Формируется по шаблону.</text:p>
      <text:p text:style-name="P10"><text:tab/>- Результат экспертизы. Доступно для редактирования. Возможные значения: положительное заключение, отрицательное заключение;</text:p>
      <text:p text:style-name="P10"><text:tab/>- Вид отрицательного заключения. Ссылка на соответствующий справочник.</text:p>
      <text:p text:style-name="P10"/>
      <text:p text:style-name="P10"><text:tab/>- Дата заключения. Доступно для редактирования.</text:p>
      <text:p text:style-name="P10"/>
      <text:p text:style-name="P10"/>
      <text:p text:style-name="P10">Закладка «Права доступа»</text:p>
      <text:p text:style-name="P10"><text:tab/>- Главный отдел. Ссылка на справочник отделы. Заполняется отделом приема;</text:p>
      <text:p text:style-name="P10"><text:tab/>- Главный экперт. Доступно для редактирования;</text:p>
      <text:p text:style-name="P10"><text:soft-page-break/><text:tab/>- Таблица доступности контракта для определенных сотрудников. Содержит ссылку на отделы или на конкретных сотрудников. Контракт будет доступен сотрудникам по следующей схеме:</text:p>
      <text:p text:style-name="P10"><text:tab/>- Всегда доступен администратору;</text:p>
      <text:p text:style-name="P10"><text:tab/>- Всегда доступен руководителю;</text:p>
      <text:p text:style-name="P10"><text:tab/>- Всегда доступен сотруднику отдела приема;</text:p>
      <text:p text:style-name="P10"><text:tab/>- Всегда доступен главному эксперту;</text:p>
      <text:p text:style-name="P10"><text:tab/>- Доступен эксперту, если его фамилия есть в списке разрешенных;</text:p>
      <text:p text:style-name="P10"><text:tab/>- Доступен эксперту, если он принадлежит отделу, который есть в списке разрешенных;</text:p>
      <text:p text:style-name="P10"/>
      <text:p text:style-name="P10"/>
      <text:p text:style-name="P11"><text:tab/>Закладка «Документация» содержит файлы документации по <text:span text:style-name="T5">видам (ПД, РИИ) и </text:span>разделам. <text:span text:style-name="T5">Документация соответствует документации заявления.</text:span> Файлы доступны только для скачивания. Удаление/добавление невозможно. Если с файлом прикреплен файл подписи, он тоже скачивается кликом по наименованию файла.</text:p>
      <text:p text:style-name="P11"/>
      <text:p text:style-name="P1"><text:tab/>Закладка «Экспертиза» предназначена для работы экспертов. На закладке показано дерево для экспертов из справочника «Шаблоны заявлений». Каждый раздел дерева может быть раскрыт для просмотра и редактирования. <text:s/>Эксперты вносят следующую информацию в разделы:</text:p>
      <text:p text:style-name="P1"><text:tab/>- Дата. По умолчанию текущая дата;</text:p>
      <text:p text:style-name="P1"><text:tab/>- Эксперт. Подставляется ФИО текущего сотрудника;</text:p>
      <text:p text:style-name="P1"><text:tab/>- Комментарий. Любая текстовая информация;</text:p>
      <text:p text:style-name="P1"><text:tab/>- Файлы. Возможно прикрепление любых файлов. Удаление старых файлов.</text:p>
      <text:p text:style-name="P1"/>
      <text:p text:style-name="P1">Закладка «Исходящие документы».</text:p>
      <text:p text:style-name="P1"><text:tab/>На закладке собраны все исходящие документы, относящиеся к данному контракту. Новый документ возможно создать любо из этой таблицы, либо из списка всех исходящих документов. Таблица содержит следующие колонки исходящих документов:</text:p>
      <text:p text:style-name="P1"><text:tab/>- Дата;</text:p>
      <text:p text:style-name="P1"><text:tab/>- Вид письма;</text:p>
      <text:p text:style-name="P1"><text:tab/>- Регистрационный номер;</text:p>
      <text:p text:style-name="P1"><text:tab/>- Тема;</text:p>
      <text:p text:style-name="P1"><text:tab/>- Статус;</text:p>
      <text:p text:style-name="P1"><text:tab/>- Отправитель;</text:p>
      <text:p text:style-name="P1"/>
      <text:p text:style-name="P1">Закладка «Входящие документы».</text:p>
      <text:p text:style-name="P1"><text:tab/>На закладке собраны все входящие документы, относящиеся к данному контракту. Новые документ попадают из личного кабинета клиента, при создании исходящих писем. Таблица содержит следующие колонки исходящих документов:</text:p>
      <text:p text:style-name="P1"><text:tab/>- Регистрационный номер;</text:p>
      <text:p text:style-name="P1"><text:tab/>- Дата;</text:p>
      <text:p text:style-name="P1"><text:tab/>- Тема;</text:p>
      <text:p text:style-name="P1"><text:tab/>- Статус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5"><text:span text:style-name="T7">2. </text:span>Сервисные возможности, доступные пользователю с правами «Администратор»</text:p>
      <text:p text:style-name="P12"/>
      <text:p text:style-name="P12"/>
      <text:p text:style-name="P5"><text:span text:style-name="T7">2.1. </text:span>Все формы</text:p>
      <text:p text:style-name="P12"><text:tab/>Содержит список всех возможных объектов информационной системы: справочников, документов и т. д. Объекты сгруппированы по видам: справочники, документы, формы. Любая форма может быть открыта по нажатию кнопки Enter или по двойному клику мыши. Также форму можно открыть в новом окне. Формы представляют из себя списки однотипных объектов, например Справочник Сотрудники, Документ Исходящие документы и т. д.</text:p>
      <text:p text:style-name="P12"/>
      <text:p text:style-name="P5"><text:span text:style-name="T7">2.2. </text:span>Константы.</text:p>
      <text:p text:style-name="P12"><text:tab/>Содержит список условно постоянной информации. Константы задаются на этапе проектирования системы. Пользователю доступно лишь редактирование значений констант. Список состоит из следующих реквизитов:</text:p>
      <text:p text:style-name="P12"><text:tab/>- Наименование. Наименование константы как оно задано разработчиком системы;</text:p>
      <text:p text:style-name="P12"><text:tab/>- Описание. Более подробное описание работы константы;</text:p>
      <text:p text:style-name="P12"><text:tab/>- Значение. В зависимости от типа константы различается процесс ее редактирования. Константы могу быть следующих типов: булевые значения (да/нет), целые числа, дробные числа, строки определенной длины, тексты, ссылочные типы (например, ссылка на справочник отделы), таблицы (списки) значений;</text:p>
      <text:p text:style-name="P12"/>
      <text:p text:style-name="P12"><text:tab/>Значения констант являются условно постоянными, поэтому вступление в силу изменений некоторых значений потребует перезапуск системы.</text:p>
      <text:p text:style-name="P12"/>
      <text:p text:style-name="P12"/>
      <text:p text:style-name="P5"><text:span text:style-name="T7">2.3. </text:span>Конструктор меню.</text:p>
      <text:p text:style-name="P12"><text:tab/>Пользователю с правами «Администратор» доступна возможность создания пользовательского меню. Меню представляет из себя список пунктов меню с указанием роли (ссылка на справочник ролей) или конкретного пользователя.</text:p>
      <text:p text:style-name="P13"><text:tab/>Меню может быть иерархическим (содержать вложенные элементы). Каждый пункт меню описывается:</text:p>
      <text:p text:style-name="P13"><text:tab/>- наименованием (пользовательское представление);</text:p>
      <text:p text:style-name="P13"><text:tab/>- объектом (выбор из списка всех форм), картинкой из списка возможных;</text:p>
      <text:p text:style-name="P13"><text:tab/>- указанием является ли данный пункт меню «По умолчанию». При установке этой галочки данный пункт меню будет открыт автоматически при входе в программу и при обновлении старницы браузреа.</text:p>
      <text:p text:style-name="P13"/>
      <text:p text:style-name="P13"/>
      <text:p text:style-name="P6">3. Перенос данных в учетную систему из 1С Предприятие 77 и старого личного кабинета заказчика.</text:p>
      <text:p text:style-name="P20"><text:tab/>Необходимо создать обработку для программы 1С Предприятие 77 для генерации скрипта sql с данными о заключенных контрактах за определенный период.</text:p>
      <text:p text:style-name="P20"/>
      <text:p text:style-name="P20">В учетную систему необходимо загрузить следующие данные:</text:p>
      <text:p text:style-name="P20">- Заявления и контракты;</text:p>
      <text:p text:style-name="P20"><text:tab/>Данные о заявлениях/контрактах хранятся в 1с Предприятии в следующих журналах: ПД — заявления/контракты с услугой Проектная документация,</text:p>
      <text:p text:style-name="P20">Областная смета — Достоверность;</text:p>
      <text:p text:style-name="P20">Модификация — Модификация;<text:tab/></text:p>
      <text:p text:style-name="P20"><text:tab/></text:p>
      <text:p text:style-name="P20">- Перенести данные по контрагентам: Наименование, ИНН, КПП, Юридический адрес, <text:soft-page-break/>фактический адрес;</text:p>
      <text:p text:style-name="P20"/>
      <text:p text:style-name="P20">- Перенести данные по ведущим экспертам: создать сотрудников и аккаунты в учетной системе, соответствующие полю ведущий эксперт в 1с.</text:p>
      <text:p text:style-name="P20"><text:tab/></text:p>
      <text:p text:style-name="P20">- Сформировать аккаунты с привязкой к заявлениям путем сопоставления поля ИНН заказчика по файлу соответствий из старого личного кабинета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5:51:28.219275319</meta:creation-date>
    <meta:generator>LibreOffice/4.2.8.2$Linux_x86 LibreOffice_project/420m0$Build-2</meta:generator>
    <dc:date>2018-05-07T16:40:54.589293709</dc:date>
    <meta:editing-duration>PT48M24S</meta:editing-duration>
    <meta:editing-cycles>5</meta:editing-cycles>
    <meta:document-statistic meta:table-count="0" meta:image-count="0" meta:object-count="0" meta:page-count="6" meta:paragraph-count="118" meta:word-count="1274" meta:character-count="9961" meta:non-whitespace-character-count="8699"/>
  </office:meta>
</office:document-meta>
</file>